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ueba<text:s/>2</text:p>
      <text:p text:style-name="Normal"/>
      <text:p text:style-name="Normal">Esta vez nos ha tocad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UEZ PEREZ ANDRES</meta:initial-creator>
    <dc:creator>RODRIGUEZ PEREZ ANDRES</dc:creator>
    <meta:creation-date>2017-08-16T14:05:00Z</meta:creation-date>
    <dc:date>2017-08-16T14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5" meta:character-count="32" meta:row-count="1" meta:non-whitespace-character-count="28"/>
  </office:meta>
</office:document-meta>
</file>